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703" style:master-page-name="MasterPage2" style:family="paragraph" style:name="P34">
      <style:paragraph-properties fo:text-align="center"/>
      <style:text-properties fo:color="#000000" fo:font-family="Noto Sans Mono" style:font-family-complex="Noto Sans Mono" fo:font-size="10pt" fo:language="en" fo:country="US"/>
    </style:style>
    <style:style style:family="text" style:name="T181">
      <style:text-properties fo:color="#353ff5" fo:font-family="DejaVu Sans Condensed" style:font-family-complex="DejaVu Sans Condensed" fo:font-size="16pt" fo:language="en" fo:country="US"/>
    </style:style>
    <style:style style:family="text" style:name="T182">
      <style:text-properties fo:color="#323cf5" fo:font-family="DejaVu Sans Condensed" style:font-family-complex="DejaVu Sans Condensed" fo:font-size="16pt" fo:language="en" fo:country="US"/>
    </style:style>
    <style:style style:family="text" style:name="T183">
      <style:text-properties fo:color="#000000" fo:font-family="Noto Sans Mono" style:font-family-complex="Noto Sans Mono" fo:font-size="10pt" fo:language="en" fo:country="US"/>
    </style:style>
    <style:style style:family="text" style:name="T184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35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185">
      <style:text-properties fo:color="#000000" fo:font-family="DejaVu Sans Condensed" style:font-family-complex="DejaVu Sans Condensed" fo:font-size="12pt" fo:language="en" fo:country="US"/>
    </style:style>
    <style:style style:family="text" style:name="T186">
      <style:text-properties fo:color="#000000" fo:font-family="Noto Sans Mono" style:font-family-complex="Noto Sans Mono" fo:font-size="10pt" fo:language="en" fo:country="US"/>
    </style:style>
    <style:style style:family="text" style:name="T187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36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188">
      <style:text-properties fo:color="#000000" fo:font-family="DejaVu Sans Condensed" style:font-family-complex="DejaVu Sans Condensed" fo:font-size="12pt" fo:language="en" fo:country="US"/>
    </style:style>
    <style:style style:family="text" style:name="T189">
      <style:text-properties fo:color="#000000" fo:font-family="Noto Sans Mono" style:font-family-complex="Noto Sans Mono" fo:font-size="10pt" fo:language="en" fo:country="US"/>
    </style:style>
    <style:style style:family="text" style:name="T190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37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191">
      <style:text-properties fo:color="#353ff5" fo:font-family="DejaVu Sans Condensed" style:font-family-complex="DejaVu Sans Condensed" fo:font-size="12pt" fo:language="en" fo:country="US"/>
    </style:style>
    <style:style style:family="text" style:name="T192">
      <style:text-properties fo:color="#000000" fo:font-family="Noto Sans Mono" style:font-family-complex="Noto Sans Mono" fo:font-size="10pt" fo:language="en" fo:country="US"/>
    </style:style>
    <style:style style:family="text" style:name="T193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38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194">
      <style:text-properties fo:color="#000000" fo:font-family="DejaVu Sans Condensed" style:font-family-complex="DejaVu Sans Condensed" fo:font-size="12pt" fo:language="en" fo:country="US"/>
    </style:style>
    <style:style style:family="text" style:name="T195">
      <style:text-properties fo:color="#000000" fo:font-family="Noto Sans Mono" style:font-family-complex="Noto Sans Mono" fo:font-size="10pt" fo:language="en" fo:country="US"/>
    </style:style>
    <style:style style:family="text" style:name="T196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39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197">
      <style:text-properties fo:color="#000000" fo:font-family="DejaVu Sans Condensed" style:font-family-complex="DejaVu Sans Condensed" fo:font-size="12pt" fo:language="en" fo:country="US"/>
    </style:style>
    <style:style style:family="text" style:name="T198">
      <style:text-properties fo:color="#000000" fo:font-family="Noto Sans Mono" style:font-family-complex="Noto Sans Mono" fo:font-size="10pt" fo:language="en" fo:country="US"/>
    </style:style>
    <style:style style:family="text" style:name="T199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40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200">
      <style:text-properties fo:color="#000000" fo:font-family="DejaVu Sans Condensed" style:font-family-complex="DejaVu Sans Condensed" fo:font-size="12pt" fo:language="en" fo:country="US"/>
    </style:style>
    <style:style style:family="text" style:name="T201">
      <style:text-properties fo:color="#000000" fo:font-family="Noto Sans Mono" style:font-family-complex="Noto Sans Mono" fo:font-size="10pt" fo:language="en" fo:country="US"/>
    </style:style>
    <style:style style:family="text" style:name="T202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41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203">
      <style:text-properties fo:color="#000000" fo:font-family="DejaVu Sans Condensed" style:font-family-complex="DejaVu Sans Condensed" fo:font-size="12pt" fo:language="en" fo:country="US"/>
    </style:style>
    <style:style style:family="text" style:name="T204">
      <style:text-properties fo:color="#000000" fo:font-family="Noto Sans Mono" style:font-family-complex="Noto Sans Mono" fo:font-size="10pt" fo:language="en" fo:country="US"/>
    </style:style>
    <style:style style:family="text" style:name="T205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42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206">
      <style:text-properties fo:color="#000000" fo:font-family="DejaVu Sans Condensed" style:font-family-complex="DejaVu Sans Condensed" fo:font-size="12pt" fo:language="en" fo:country="US"/>
    </style:style>
    <style:style style:family="text" style:name="T207">
      <style:text-properties fo:color="#000000" fo:font-family="Noto Sans Mono" style:font-family-complex="Noto Sans Mono" fo:font-size="10pt" fo:language="en" fo:country="US"/>
    </style:style>
    <style:style style:family="text" style:name="T208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43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209">
      <style:text-properties fo:color="#000000" fo:font-family="DejaVu Sans Condensed" style:font-family-complex="DejaVu Sans Condensed" fo:font-size="12pt" fo:language="en" fo:country="US"/>
    </style:style>
    <style:style style:family="text" style:name="T210">
      <style:text-properties fo:color="#000000" fo:font-family="Noto Sans Mono" style:font-family-complex="Noto Sans Mono" fo:font-size="10pt" fo:language="en" fo:country="US"/>
    </style:style>
    <style:style style:family="text" style:name="T211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44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212">
      <style:text-properties fo:color="#000000" fo:font-family="DejaVu Sans Condensed" style:font-family-complex="DejaVu Sans Condensed" fo:font-size="12pt" fo:language="en" fo:country="US"/>
    </style:style>
    <style:style style:family="text" style:name="T213">
      <style:text-properties fo:color="#000000" fo:font-family="Noto Sans Mono" style:font-family-complex="Noto Sans Mono" fo:font-size="10pt" fo:language="en" fo:country="US"/>
    </style:style>
    <style:style style:family="text" style:name="T214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45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215">
      <style:text-properties fo:color="#000000" fo:font-family="DejaVu Sans Condensed" style:font-family-complex="DejaVu Sans Condensed" fo:font-size="12pt" fo:language="en" fo:country="US"/>
    </style:style>
    <style:style style:family="text" style:name="T216">
      <style:text-properties fo:color="#000000" fo:font-family="Noto Sans Mono" style:font-family-complex="Noto Sans Mono" fo:font-size="10pt" fo:language="en" fo:country="US"/>
    </style:style>
    <style:style style:family="text" style:name="T217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46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218">
      <style:text-properties fo:color="#000000" fo:font-family="DejaVu Sans Condensed" style:font-family-complex="DejaVu Sans Condensed" fo:font-size="12pt" fo:language="en" fo:country="US"/>
    </style:style>
    <style:style style:family="text" style:name="T219">
      <style:text-properties fo:color="#000000" fo:font-family="Noto Sans Mono" style:font-family-complex="Noto Sans Mono" fo:font-size="10pt" fo:language="en" fo:country="US"/>
    </style:style>
    <style:style style:family="text" style:name="T220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47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221">
      <style:text-properties fo:color="#000000" fo:font-family="DejaVu Sans Condensed" style:font-family-complex="DejaVu Sans Condensed" fo:font-size="12pt" fo:language="en" fo:country="US"/>
    </style:style>
    <style:style style:family="text" style:name="T222">
      <style:text-properties fo:color="#000000" fo:font-family="Noto Sans Mono" style:font-family-complex="Noto Sans Mono" fo:font-size="10pt" fo:language="en" fo:country="US"/>
    </style:style>
    <style:style style:family="text" style:name="T223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48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224">
      <style:text-properties fo:color="#000000" fo:font-family="DejaVu Sans Condensed" style:font-family-complex="DejaVu Sans Condensed" fo:font-size="12pt" fo:language="en" fo:country="US"/>
    </style:style>
    <style:style style:family="text" style:name="T225">
      <style:text-properties fo:color="#000000" fo:font-family="Noto Sans Mono" style:font-family-complex="Noto Sans Mono" fo:font-size="10pt" fo:language="en" fo:country="US"/>
    </style:style>
    <style:style style:family="text" style:name="T226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49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27">
      <style:text-properties fo:color="#353ff5" fo:font-family="DejaVu Sans Condensed" style:font-family-complex="DejaVu Sans Condensed" fo:font-size="12pt" fo:language="en" fo:country="US"/>
    </style:style>
    <style:style style:family="text" style:name="T228">
      <style:text-properties fo:color="#000000" fo:font-family="Noto Sans Mono" style:font-family-complex="Noto Sans Mono" fo:font-size="10pt" fo:language="en" fo:country="US"/>
    </style:style>
    <style:style style:family="text" style:name="T229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50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30">
      <style:text-properties fo:color="#353ff5" fo:font-family="DejaVu Sans Condensed" style:font-family-complex="DejaVu Sans Condensed" fo:font-size="12pt" fo:language="en" fo:country="US"/>
    </style:style>
    <style:style style:family="text" style:name="T231">
      <style:text-properties fo:color="#000000" fo:font-family="Noto Sans Mono" style:font-family-complex="Noto Sans Mono" fo:font-size="10pt" fo:language="en" fo:country="US"/>
    </style:style>
    <style:style style:family="text" style:name="T232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51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33">
      <style:text-properties fo:color="#000000" fo:font-family="DejaVu Sans Condensed" style:font-family-complex="DejaVu Sans Condensed" fo:font-size="12pt" fo:language="en" fo:country="US"/>
    </style:style>
    <style:style style:family="text" style:name="T234">
      <style:text-properties fo:color="#000000" fo:font-family="DejaVu Sans Condensed" style:font-family-complex="DejaVu Sans Condensed" fo:font-size="12pt" fo:language="en" fo:country="US"/>
    </style:style>
    <style:style style:family="text" style:name="T235">
      <style:text-properties fo:color="#000000" fo:font-family="Noto Sans Mono" style:font-family-complex="Noto Sans Mono" fo:font-size="10pt" fo:language="en" fo:country="US"/>
    </style:style>
    <style:style style:family="text" style:name="T236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52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37">
      <style:text-properties fo:color="#353ff5" fo:font-family="DejaVu Sans Condensed" style:font-family-complex="DejaVu Sans Condensed" fo:font-size="12pt" fo:language="en" fo:country="US"/>
    </style:style>
    <style:style style:family="text" style:name="T238">
      <style:text-properties fo:color="#000000" fo:font-family="Noto Sans Mono" style:font-family-complex="Noto Sans Mono" fo:font-size="10pt" fo:language="en" fo:country="US"/>
    </style:style>
    <style:style style:family="text" style:name="T239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53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240">
      <style:text-properties fo:color="#000000" fo:font-family="DejaVu Sans Condensed" style:font-family-complex="DejaVu Sans Condensed" fo:font-size="12pt" fo:language="en" fo:country="US"/>
    </style:style>
    <style:style style:family="text" style:name="T241">
      <style:text-properties fo:color="#000000" style:text-position="super 58%" fo:font-family="DejaVu Sans Condensed" style:font-family-complex="DejaVu Sans Condensed" fo:font-size="12pt" fo:language="en" fo:country="US" fo:font-weight="normal"/>
    </style:style>
    <style:style style:family="text" style:name="T242">
      <style:text-properties fo:color="#000000" fo:font-family="DejaVu Sans Condensed" style:font-family-complex="DejaVu Sans Condensed" fo:font-size="12pt" fo:language="en" fo:country="US" fo:font-weight="normal"/>
    </style:style>
    <style:style style:family="text" style:name="T243">
      <style:text-properties fo:color="#000000" fo:font-family="Noto Sans Mono" style:font-family-complex="Noto Sans Mono" fo:font-size="10pt" fo:language="en" fo:country="US"/>
    </style:style>
    <style:style style:family="text" style:name="T244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54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45">
      <style:text-properties fo:color="#353ff5" fo:font-family="DejaVu Sans Condensed" style:font-family-complex="DejaVu Sans Condensed" fo:font-size="12pt" fo:language="en" fo:country="US"/>
    </style:style>
    <style:style style:family="text" style:name="T246">
      <style:text-properties fo:color="#000000" fo:font-family="Noto Sans Mono" style:font-family-complex="Noto Sans Mono" fo:font-size="10pt" fo:language="en" fo:country="US"/>
    </style:style>
    <style:style style:family="text" style:name="T247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55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248">
      <style:text-properties fo:color="#000000" fo:font-family="DejaVu Sans Condensed" style:font-family-complex="DejaVu Sans Condensed" fo:font-size="12pt" fo:language="en" fo:country="US"/>
    </style:style>
    <style:style style:family="text" style:name="T249">
      <style:text-properties fo:color="#000000" fo:font-family="Noto Sans Mono" style:font-family-complex="Noto Sans Mono" fo:font-size="10pt" fo:language="en" fo:country="US"/>
    </style:style>
    <style:style style:family="text" style:name="T250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56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51">
      <style:text-properties fo:color="#353ff5" fo:font-family="DejaVu Sans Condensed" style:font-family-complex="DejaVu Sans Condensed" fo:font-size="12pt" fo:language="en" fo:country="US"/>
    </style:style>
    <style:style style:family="text" style:name="T252">
      <style:text-properties fo:color="#000000" fo:font-family="Noto Sans Mono" style:font-family-complex="Noto Sans Mono" fo:font-size="10pt" fo:language="en" fo:country="US"/>
    </style:style>
    <style:style style:family="text" style:name="T253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57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254">
      <style:text-properties fo:color="#000000" fo:font-family="DejaVu Sans Condensed" style:font-family-complex="DejaVu Sans Condensed" fo:font-size="12pt" fo:language="en" fo:country="US"/>
    </style:style>
    <style:style style:family="text" style:name="T255">
      <style:text-properties fo:color="#000000" fo:font-family="Noto Sans Mono" style:font-family-complex="Noto Sans Mono" fo:font-size="10pt" fo:language="en" fo:country="US"/>
    </style:style>
    <style:style style:family="text" style:name="T256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58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257">
      <style:text-properties fo:color="#000000" fo:font-family="DejaVu Sans Condensed" style:font-family-complex="DejaVu Sans Condensed" fo:font-size="12pt" fo:language="en" fo:country="US"/>
    </style:style>
    <style:style style:family="text" style:name="T258">
      <style:text-properties fo:color="#000000" fo:font-family="Noto Sans Mono" style:font-family-complex="Noto Sans Mono" fo:font-size="10pt" fo:language="en" fo:country="US"/>
    </style:style>
    <style:style style:family="text" style:name="T259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59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60">
      <style:text-properties fo:color="#353ff5" fo:font-family="DejaVu Sans Condensed" style:font-family-complex="DejaVu Sans Condensed" fo:font-size="12pt" fo:language="en" fo:country="US"/>
    </style:style>
    <style:style style:family="text" style:name="T261">
      <style:text-properties fo:color="#000000" fo:font-family="Noto Sans Mono" style:font-family-complex="Noto Sans Mono" fo:font-size="10pt" fo:language="en" fo:country="US"/>
    </style:style>
    <style:style style:family="text" style:name="T262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60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63">
      <style:text-properties fo:color="#000000" fo:font-family="DejaVu Sans Mono" style:font-family-complex="DejaVu Sans Mono" fo:font-size="8pt" fo:language="en" fo:country="US" fo:font-weight="bold"/>
    </style:style>
    <style:style style:family="text" style:name="T264">
      <style:text-properties fo:color="#000000" fo:font-family="DejaVu Sans Mono" style:font-family-complex="DejaVu Sans Mono" fo:font-size="8pt" fo:language="en" fo:country="US" fo:font-weight="bold"/>
    </style:style>
    <style:style style:family="text" style:name="T265">
      <style:text-properties fo:color="#000000" fo:font-family="DejaVu Sans Mono" style:font-family-complex="DejaVu Sans Mono" fo:font-size="8pt" fo:language="en" fo:country="US" fo:font-weight="bold"/>
    </style:style>
    <style:style style:family="text" style:name="T266">
      <style:text-properties fo:color="#000000" fo:font-family="DejaVu Sans Mono" style:font-family-complex="DejaVu Sans Mono" fo:font-size="8pt" fo:language="en" fo:country="US" fo:font-weight="bold"/>
    </style:style>
    <style:style style:family="text" style:name="T267">
      <style:text-properties fo:color="#000000" fo:font-family="DejaVu Sans Mono" style:font-family-complex="DejaVu Sans Mono" fo:font-size="8pt" fo:language="en" fo:country="US" fo:font-weight="bold"/>
    </style:style>
    <style:style style:family="text" style:name="T268">
      <style:text-properties fo:color="#000000" fo:font-family="DejaVu Sans Mono" style:font-family-complex="DejaVu Sans Mono" fo:font-size="8pt" fo:language="en" fo:country="US" fo:font-weight="bold"/>
    </style:style>
    <style:style style:family="text" style:name="T269">
      <style:text-properties fo:color="#000000" fo:font-family="DejaVu Sans Mono" style:font-family-complex="DejaVu Sans Mono" fo:font-size="8pt" fo:language="en" fo:country="US" fo:font-weight="bold"/>
    </style:style>
    <style:style style:family="text" style:name="T270">
      <style:text-properties fo:color="#000000" fo:font-family="DejaVu Sans Mono" style:font-family-complex="DejaVu Sans Mono" fo:font-size="8pt" fo:language="en" fo:country="US" fo:font-weight="bold"/>
    </style:style>
    <style:style style:family="text" style:name="T271">
      <style:text-properties fo:color="#000000" fo:font-family="DejaVu Sans Mono" style:font-family-complex="DejaVu Sans Mono" fo:font-size="8pt" fo:language="en" fo:country="US" fo:font-weight="bold"/>
    </style:style>
    <style:style style:family="text" style:name="T272">
      <style:text-properties fo:color="#000000" fo:font-family="DejaVu Sans Mono" style:font-family-complex="DejaVu Sans Mono" fo:font-size="8pt" fo:language="en" fo:country="US" fo:font-weight="bold"/>
    </style:style>
    <style:style style:family="text" style:name="T273">
      <style:text-properties fo:color="#000000" fo:font-family="DejaVu Sans Mono" style:font-family-complex="DejaVu Sans Mono" fo:font-size="8pt" fo:language="en" fo:country="US" fo:font-weight="bold"/>
    </style:style>
    <style:style style:family="text" style:name="T274">
      <style:text-properties fo:color="#000000" fo:font-family="DejaVu Sans Mono" style:font-family-complex="DejaVu Sans Mono" fo:font-size="8pt" fo:language="en" fo:country="US" fo:font-weight="bold"/>
    </style:style>
    <style:style style:family="text" style:name="T275">
      <style:text-properties fo:color="#000000" fo:font-family="DejaVu Sans Mono" style:font-family-complex="DejaVu Sans Mono" fo:font-size="8pt" fo:language="en" fo:country="US" fo:font-weight="bold"/>
    </style:style>
    <style:style style:family="text" style:name="T276">
      <style:text-properties fo:color="#000000" fo:font-family="DejaVu Sans Mono" style:font-family-complex="DejaVu Sans Mono" fo:font-size="8pt" fo:language="en" fo:country="US" fo:font-weight="bold"/>
    </style:style>
    <style:style style:family="text" style:name="T277">
      <style:text-properties fo:color="#000000" fo:font-family="DejaVu Sans Mono" style:font-family-complex="DejaVu Sans Mono" fo:font-size="8pt" fo:language="en" fo:country="US" fo:font-weight="bold"/>
    </style:style>
    <style:style style:family="text" style:name="T278">
      <style:text-properties fo:color="#000000" fo:font-family="DejaVu Sans Mono" style:font-family-complex="DejaVu Sans Mono" fo:font-size="8pt" fo:language="en" fo:country="US" fo:font-weight="bold"/>
    </style:style>
    <style:style style:family="text" style:name="T279">
      <style:text-properties fo:color="#000000" fo:font-family="DejaVu Sans Mono" style:font-family-complex="DejaVu Sans Mono" fo:font-size="8pt" fo:language="en" fo:country="US" fo:font-weight="bold"/>
    </style:style>
    <style:style style:family="text" style:name="T280">
      <style:text-properties fo:color="#000000" fo:font-family="DejaVu Sans Mono" style:font-family-complex="DejaVu Sans Mono" fo:font-size="8pt" fo:language="en" fo:country="US" fo:font-weight="bold"/>
    </style:style>
    <style:style style:family="text" style:name="T281">
      <style:text-properties fo:color="#000000" fo:font-family="DejaVu Sans Mono" style:font-family-complex="DejaVu Sans Mono" fo:font-size="8pt" fo:language="en" fo:country="US" fo:font-weight="bold"/>
    </style:style>
    <style:style style:family="text" style:name="T282">
      <style:text-properties fo:color="#000000" fo:font-family="DejaVu Sans Mono" style:font-family-complex="DejaVu Sans Mono" fo:font-size="8pt" fo:language="en" fo:country="US" fo:font-weight="bold"/>
    </style:style>
    <style:style style:family="text" style:name="T283">
      <style:text-properties fo:color="#000000" fo:font-family="DejaVu Sans Mono" style:font-family-complex="DejaVu Sans Mono" fo:font-size="8pt" fo:language="en" fo:country="US" fo:font-weight="bold"/>
    </style:style>
    <style:style style:family="text" style:name="T284">
      <style:text-properties fo:color="#000000" fo:font-family="DejaVu Sans Mono" style:font-family-complex="DejaVu Sans Mono" fo:font-size="8pt" fo:language="en" fo:country="US" fo:font-weight="bold"/>
    </style:style>
    <style:style style:family="text" style:name="T285">
      <style:text-properties fo:color="#000000" fo:font-family="DejaVu Sans Mono" style:font-family-complex="DejaVu Sans Mono" fo:font-size="8pt" fo:language="en" fo:country="US" fo:font-weight="bold"/>
    </style:style>
    <style:style style:family="text" style:name="T286">
      <style:text-properties fo:color="#000000" fo:font-family="DejaVu Sans Mono" style:font-family-complex="DejaVu Sans Mono" fo:font-size="8pt" fo:language="en" fo:country="US" fo:font-weight="bold"/>
    </style:style>
    <style:style style:family="text" style:name="T287">
      <style:text-properties fo:color="#000000" fo:font-family="DejaVu Sans Mono" style:font-family-complex="DejaVu Sans Mono" fo:font-size="8pt" fo:language="en" fo:country="US" fo:font-weight="bold"/>
    </style:style>
    <style:style style:family="text" style:name="T288">
      <style:text-properties fo:color="#000000" fo:font-family="DejaVu Sans Mono" style:font-family-complex="DejaVu Sans Mono" fo:font-size="8pt" fo:language="en" fo:country="US" fo:font-weight="bold"/>
    </style:style>
    <style:style style:family="text" style:name="T289">
      <style:text-properties fo:color="#000000" fo:font-family="DejaVu Sans Mono" style:font-family-complex="DejaVu Sans Mono" fo:font-size="8pt" fo:language="en" fo:country="US" fo:font-weight="bold"/>
    </style:style>
    <style:style style:family="text" style:name="T290">
      <style:text-properties fo:color="#000000" fo:font-family="DejaVu Sans Mono" style:font-family-complex="DejaVu Sans Mono" fo:font-size="8pt" fo:language="en" fo:country="US" fo:font-weight="bold"/>
    </style:style>
    <style:style style:family="text" style:name="T291">
      <style:text-properties fo:color="#000000" fo:font-family="DejaVu Sans Mono" style:font-family-complex="DejaVu Sans Mono" fo:font-size="8pt" fo:language="en" fo:country="US" fo:font-weight="bold"/>
    </style:style>
    <style:style style:family="text" style:name="T292">
      <style:text-properties fo:color="#000000" fo:font-family="Noto Sans Mono" style:font-family-complex="Noto Sans Mono" fo:font-size="10pt" fo:language="en" fo:country="US"/>
    </style:style>
    <style:style style:family="text" style:name="T293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61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94">
      <style:text-properties fo:color="#000000" fo:font-family="DejaVu Sans Mono" style:font-family-complex="DejaVu Sans Mono" fo:font-size="8pt" fo:language="en" fo:country="US" fo:font-weight="bold"/>
    </style:style>
    <style:style style:family="text" style:name="T295">
      <style:text-properties fo:color="#000000" fo:font-family="Noto Sans Mono" style:font-family-complex="Noto Sans Mono" fo:font-size="10pt" fo:language="en" fo:country="US"/>
    </style:style>
    <style:style style:family="text" style:name="T296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62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97">
      <style:text-properties fo:color="#000000" fo:font-family="DejaVu Sans Mono" style:font-family-complex="DejaVu Sans Mono" fo:font-size="8pt" fo:language="en" fo:country="US" fo:font-weight="bold"/>
    </style:style>
    <style:style style:family="text" style:name="T298">
      <style:text-properties fo:color="#000000" fo:font-family="Noto Sans Mono" style:font-family-complex="Noto Sans Mono" fo:font-size="10pt" fo:language="en" fo:country="US"/>
    </style:style>
    <style:style style:family="text" style:name="T299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63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00">
      <style:text-properties fo:color="#000000" fo:font-family="DejaVu Sans Mono" style:font-family-complex="DejaVu Sans Mono" fo:font-size="8pt" fo:language="en" fo:country="US" fo:font-weight="bold"/>
    </style:style>
    <style:style style:family="text" style:name="T301">
      <style:text-properties fo:color="#000000" fo:font-family="Noto Sans Mono" style:font-family-complex="Noto Sans Mono" fo:font-size="10pt" fo:language="en" fo:country="US"/>
    </style:style>
    <style:style style:family="text" style:name="T302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64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03">
      <style:text-properties fo:color="#000000" fo:font-family="DejaVu Sans Mono" style:font-family-complex="DejaVu Sans Mono" fo:font-size="8pt" fo:language="en" fo:country="US" fo:font-weight="bold"/>
    </style:style>
    <style:style style:family="text" style:name="T304">
      <style:text-properties fo:color="#000000" fo:font-family="Noto Sans Mono" style:font-family-complex="Noto Sans Mono" fo:font-size="10pt" fo:language="en" fo:country="US"/>
    </style:style>
    <style:style style:family="text" style:name="T305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65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06">
      <style:text-properties fo:color="#000000" fo:font-family="DejaVu Sans Mono" style:font-family-complex="DejaVu Sans Mono" fo:font-size="8pt" fo:language="en" fo:country="US" fo:font-weight="bold"/>
    </style:style>
    <style:style style:family="text" style:name="T307">
      <style:text-properties fo:color="#000000" fo:font-family="Noto Sans Mono" style:font-family-complex="Noto Sans Mono" fo:font-size="10pt" fo:language="en" fo:country="US"/>
    </style:style>
    <style:style style:family="text" style:name="T308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66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09">
      <style:text-properties fo:color="#000000" fo:font-family="DejaVu Sans Mono" style:font-family-complex="DejaVu Sans Mono" fo:font-size="8pt" fo:language="en" fo:country="US" fo:font-weight="bold"/>
    </style:style>
    <style:style style:family="text" style:name="T310">
      <style:text-properties fo:color="#000000" fo:font-family="Noto Sans Mono" style:font-family-complex="Noto Sans Mono" fo:font-size="10pt" fo:language="en" fo:country="US"/>
    </style:style>
    <style:style style:family="text" style:name="T311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67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12">
      <style:text-properties fo:color="#000000" fo:font-family="DejaVu Sans Mono" style:font-family-complex="DejaVu Sans Mono" fo:font-size="8pt" fo:language="en" fo:country="US" fo:font-weight="bold"/>
    </style:style>
    <style:style style:family="text" style:name="T313">
      <style:text-properties fo:color="#000000" fo:font-family="Noto Sans Mono" style:font-family-complex="Noto Sans Mono" fo:font-size="10pt" fo:language="en" fo:country="US"/>
    </style:style>
    <style:style style:family="text" style:name="T314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68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15">
      <style:text-properties fo:color="#000000" fo:font-family="DejaVu Sans Mono" style:font-family-complex="DejaVu Sans Mono" fo:font-size="8pt" fo:language="en" fo:country="US" fo:font-weight="bold"/>
    </style:style>
    <style:style style:family="text" style:name="T316">
      <style:text-properties fo:color="#000000" fo:font-family="Noto Sans Mono" style:font-family-complex="Noto Sans Mono" fo:font-size="10pt" fo:language="en" fo:country="US"/>
    </style:style>
    <style:style style:family="text" style:name="T317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69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18">
      <style:text-properties fo:color="#000000" fo:font-family="DejaVu Sans Mono" style:font-family-complex="DejaVu Sans Mono" fo:font-size="8pt" fo:language="en" fo:country="US" fo:font-weight="bold"/>
    </style:style>
    <style:style style:family="text" style:name="T319">
      <style:text-properties fo:color="#000000" fo:font-family="Noto Sans Mono" style:font-family-complex="Noto Sans Mono" fo:font-size="10pt" fo:language="en" fo:country="US"/>
    </style:style>
    <style:style style:family="text" style:name="T320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70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21">
      <style:text-properties fo:color="#000000" fo:font-family="DejaVu Sans Mono" style:font-family-complex="DejaVu Sans Mono" fo:font-size="8pt" fo:language="en" fo:country="US" fo:font-weight="bold"/>
    </style:style>
    <style:style style:family="text" style:name="T322">
      <style:text-properties fo:color="#000000" fo:font-family="Noto Sans Mono" style:font-family-complex="Noto Sans Mono" fo:font-size="10pt" fo:language="en" fo:country="US"/>
    </style:style>
    <style:style style:family="text" style:name="T323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71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24">
      <style:text-properties fo:color="#000000" fo:font-family="DejaVu Sans Mono" style:font-family-complex="DejaVu Sans Mono" fo:font-size="8pt" fo:language="en" fo:country="US" fo:font-weight="bold"/>
    </style:style>
    <style:style style:family="text" style:name="T325">
      <style:text-properties fo:color="#000000" fo:font-family="Noto Sans Mono" style:font-family-complex="Noto Sans Mono" fo:font-size="10pt" fo:language="en" fo:country="US"/>
    </style:style>
    <style:style style:family="text" style:name="T326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72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27">
      <style:text-properties fo:color="#000000" fo:font-family="DejaVu Sans Mono" style:font-family-complex="DejaVu Sans Mono" fo:font-size="8pt" fo:language="en" fo:country="US" fo:font-weight="bold"/>
    </style:style>
    <style:style style:family="text" style:name="T328">
      <style:text-properties fo:color="#000000" fo:font-family="Noto Sans Mono" style:font-family-complex="Noto Sans Mono" fo:font-size="10pt" fo:language="en" fo:country="US"/>
    </style:style>
    <style:style style:family="text" style:name="T329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73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30">
      <style:text-properties fo:color="#000000" fo:font-family="DejaVu Sans Mono" style:font-family-complex="DejaVu Sans Mono" fo:font-size="8pt" fo:language="en" fo:country="US" fo:font-weight="bold"/>
    </style:style>
    <style:style style:family="text" style:name="T331">
      <style:text-properties fo:color="#000000" fo:font-family="Noto Sans Mono" style:font-family-complex="Noto Sans Mono" fo:font-size="10pt" fo:language="en" fo:country="US"/>
    </style:style>
    <style:style style:family="text" style:name="T332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74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33">
      <style:text-properties fo:color="#000000" fo:font-family="DejaVu Sans Mono" style:font-family-complex="DejaVu Sans Mono" fo:font-size="8pt" fo:language="en" fo:country="US" fo:font-weight="bold"/>
    </style:style>
    <style:style style:family="text" style:name="T334">
      <style:text-properties fo:color="#000000" fo:font-family="Noto Sans Mono" style:font-family-complex="Noto Sans Mono" fo:font-size="10pt" fo:language="en" fo:country="US"/>
    </style:style>
    <style:style style:family="text" style:name="T335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75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36">
      <style:text-properties fo:color="#000000" fo:font-family="DejaVu Sans Mono" style:font-family-complex="DejaVu Sans Mono" fo:font-size="8pt" fo:language="en" fo:country="US" fo:font-weight="bold"/>
    </style:style>
    <style:style style:family="text" style:name="T337">
      <style:text-properties fo:color="#000000" fo:font-family="Noto Sans Mono" style:font-family-complex="Noto Sans Mono" fo:font-size="10pt" fo:language="en" fo:country="US"/>
    </style:style>
    <style:style style:family="text" style:name="T338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76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39">
      <style:text-properties fo:color="#000000" fo:font-family="DejaVu Sans Mono" style:font-family-complex="DejaVu Sans Mono" fo:font-size="8pt" fo:language="en" fo:country="US" fo:font-weight="bold"/>
    </style:style>
    <style:style style:family="text" style:name="T340">
      <style:text-properties fo:color="#000000" fo:font-family="Noto Sans Mono" style:font-family-complex="Noto Sans Mono" fo:font-size="10pt" fo:language="en" fo:country="US"/>
    </style:style>
    <style:style style:family="text" style:name="T341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77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42">
      <style:text-properties fo:color="#000000" fo:font-family="Noto Sans Mono" style:font-family-complex="Noto Sans Mono" fo:font-size="10pt" fo:language="en" fo:country="US"/>
    </style:style>
    <style:style style:family="text" style:name="T343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78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44">
      <style:text-properties fo:color="#323cf5" fo:font-family="DejaVu Sans Condensed" style:font-family-complex="DejaVu Sans Condensed" fo:font-size="12pt" fo:language="en" fo:country="US"/>
    </style:style>
    <style:style style:family="text" style:name="T345">
      <style:text-properties fo:color="#000000" fo:font-family="Noto Sans Mono" style:font-family-complex="Noto Sans Mono" fo:font-size="10pt" fo:language="en" fo:country="US"/>
    </style:style>
    <style:style style:family="text" style:name="T346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79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47">
      <style:text-properties fo:color="#000000" fo:font-family="DejaVu Sans Condensed" style:font-family-complex="DejaVu Sans Condensed" fo:font-size="12pt" fo:language="en" fo:country="US"/>
    </style:style>
    <style:style style:family="text" style:name="T348">
      <style:text-properties fo:color="#000000" fo:font-family="Noto Sans Mono" style:font-family-complex="Noto Sans Mono" fo:font-size="10pt" fo:language="en" fo:country="US"/>
    </style:style>
    <style:style style:family="text" style:name="T349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80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50">
      <style:text-properties fo:color="#000000" fo:font-family="DejaVu Sans Condensed" style:font-family-complex="DejaVu Sans Condensed" fo:font-size="12pt" fo:language="en" fo:country="US"/>
    </style:style>
    <style:style style:family="text" style:name="T351">
      <style:text-properties fo:color="#000000" fo:font-family="Noto Sans Mono" style:font-family-complex="Noto Sans Mono" fo:font-size="10pt" fo:language="en" fo:country="US"/>
    </style:style>
    <style:style style:family="text" style:name="T352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81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53">
      <style:text-properties fo:color="#000000" fo:font-family="DejaVu Sans Condensed" style:font-family-complex="DejaVu Sans Condensed" fo:font-size="12pt" fo:language="en" fo:country="US"/>
    </style:style>
    <style:style style:family="text" style:name="T354">
      <style:text-properties fo:color="#000000" fo:font-family="Noto Sans Mono" style:font-family-complex="Noto Sans Mono" fo:font-size="10pt" fo:language="en" fo:country="US"/>
    </style:style>
    <style:style style:family="text" style:name="T355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82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56">
      <style:text-properties fo:color="#323cf5" fo:font-family="DejaVu Sans Condensed" style:font-family-complex="DejaVu Sans Condensed" fo:font-size="12pt" fo:language="en" fo:country="US"/>
    </style:style>
    <style:style style:family="text" style:name="T357">
      <style:text-properties fo:color="#000000" fo:font-family="Noto Sans Mono" style:font-family-complex="Noto Sans Mono" fo:font-size="10pt" fo:language="en" fo:country="US"/>
    </style:style>
    <style:style style:family="text" style:name="T358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83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59">
      <style:text-properties fo:color="#000000" fo:font-family="DejaVu Sans Condensed" style:font-family-complex="DejaVu Sans Condensed" fo:font-size="12pt" fo:language="en" fo:country="US"/>
    </style:style>
    <style:style style:family="text" style:name="T360">
      <style:text-properties fo:color="#000000" fo:font-family="Noto Sans Mono" style:font-family-complex="Noto Sans Mono" fo:font-size="10pt" fo:language="en" fo:country="US"/>
    </style:style>
    <style:style style:family="text" style:name="T361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84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62">
      <style:text-properties fo:color="#000000" fo:font-family="DejaVu Sans Condensed" style:font-family-complex="DejaVu Sans Condensed" fo:font-size="12pt" fo:language="en" fo:country="US"/>
    </style:style>
    <style:style style:family="text" style:name="T363">
      <style:text-properties fo:color="#000000" fo:font-family="Noto Sans Mono" style:font-family-complex="Noto Sans Mono" fo:font-size="10pt" fo:language="en" fo:country="US"/>
    </style:style>
    <style:style style:family="text" style:name="T364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85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65">
      <style:text-properties fo:color="#000000" fo:font-family="DejaVu Sans Condensed" style:font-family-complex="DejaVu Sans Condensed" fo:font-size="12pt" fo:language="en" fo:country="US"/>
    </style:style>
    <style:style style:family="text" style:name="T366">
      <style:text-properties fo:color="#000000" fo:font-family="Noto Sans Mono" style:font-family-complex="Noto Sans Mono" fo:font-size="10pt" fo:language="en" fo:country="US"/>
    </style:style>
    <style:style style:family="text" style:name="T367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86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68">
      <style:text-properties fo:color="#000000" fo:font-family="DejaVu Sans Condensed" style:font-family-complex="DejaVu Sans Condensed" fo:font-size="12pt" fo:language="en" fo:country="US"/>
    </style:style>
    <style:style style:family="text" style:name="T369">
      <style:text-properties fo:color="#000000" fo:font-family="Noto Sans Mono" style:font-family-complex="Noto Sans Mono" fo:font-size="10pt" fo:language="en" fo:country="US"/>
    </style:style>
    <style:style style:family="text" style:name="T370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87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71">
      <style:text-properties fo:color="#000000" fo:font-family="Noto Sans Mono" style:font-family-complex="Noto Sans Mono" fo:font-size="10pt" fo:language="en" fo:country="US"/>
    </style:style>
    <style:style style:family="text" style:name="T372">
      <style:text-properties fo:color="#000000" fo:font-family="Noto Sans Mono" style:font-family-complex="Noto Sans Mono" fo:font-size="10pt" fo:language="en" fo:country="US"/>
    </style:style>
    <style:style style:family="text" style:name="T373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88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74">
      <style:text-properties fo:color="#353ff5" fo:font-family="DejaVu Sans Condensed" style:font-family-complex="DejaVu Sans Condensed" fo:font-size="12pt" fo:language="en" fo:country="US"/>
    </style:style>
    <style:style style:family="text" style:name="T375">
      <style:text-properties fo:color="#000000" fo:font-family="Noto Sans Mono" style:font-family-complex="Noto Sans Mono" fo:font-size="10pt" fo:language="en" fo:country="US"/>
    </style:style>
    <style:style style:family="text" style:name="T376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89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77">
      <style:text-properties fo:color="#000000" fo:font-family="DejaVu Sans Condensed" style:font-family-complex="DejaVu Sans Condensed" fo:font-size="12pt" fo:language="en" fo:country="US"/>
    </style:style>
    <style:style style:family="text" style:name="T378">
      <style:text-properties fo:color="#000000" fo:font-family="Noto Sans Mono" style:font-family-complex="Noto Sans Mono" fo:font-size="10pt" fo:language="en" fo:country="US"/>
    </style:style>
    <style:style style:family="text" style:name="T379">
      <style:text-properties fo:color="#000000" fo:font-family="Noto Sans Mono" style:font-family-complex="Noto Sans Mono" fo:font-size="10pt" fo:language="en" fo:country="US"/>
    </style:style>
    <style:style style:parent-style-name="703" style:family="paragraph" style:name="P90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80">
      <style:text-properties fo:color="#000000" fo:font-family="DejaVu Sans Condensed" style:font-family-complex="DejaVu Sans Condensed" fo:font-size="12pt" fo:language="en" fo:country="US"/>
    </style:style>
    <style:style style:family="text" style:name="T381">
      <style:text-properties fo:color="#000000" fo:font-family="Noto Sans Mono" style:font-family-complex="Noto Sans Mono" fo:font-size="10pt" fo:language="en" fo:country="US"/>
    </style:style>
    <style:style style:family="text" style:name="T382">
      <style:text-properties fo:color="#000000" fo:font-family="Noto Sans Mono" style:font-family-complex="Noto Sans Mono" fo:font-size="10pt" fo:language="en" fo:country="US"/>
    </style:style>
  </office:automatic-styles>
  <office:body>
    <office:text text:use-soft-page-breaks="true">
      <text:p text:style-name="P34"><text:span text:style-name="T181">Govno </text:span><text:span text:style-name="T182">Core 16</text:span><text:span text:style-name="T183"/><text:span text:style-name="T184"/></text:p>
      <text:p text:style-name="P35"><text:span text:style-name="T185"><text:s text:c="2"/>This manual will give you all of the information on how to write programs for a Govno Core 16 16-bit processor.</text:span><text:span text:style-name="T186"/><text:span text:style-name="T187"/></text:p>
      <text:p text:style-name="P36"><text:span text:style-name="T188"/><text:span text:style-name="T189"/><text:span text:style-name="T190"/></text:p>
      <text:p text:style-name="P37"><text:span text:style-name="T191">Contents</text:span><text:span text:style-name="T192"/><text:span text:style-name="T193"/></text:p>
      <text:p text:style-name="P38"><text:span text:style-name="T194"><text:s text:c="2"/>1. Basics</text:span><text:span text:style-name="T195"/><text:span text:style-name="T196"/></text:p>
      <text:p text:style-name="P39"><text:span text:style-name="T197"><text:s text:c="4"/>1.1. About Govno Core 16 and CGovnOS</text:span><text:span text:style-name="T198"/><text:span text:style-name="T199"/></text:p>
      <text:p text:style-name="P40"><text:span text:style-name="T200"><text:s text:c="4"/>1.2. Register layout</text:span><text:span text:style-name="T201"/><text:span text:style-name="T202"/></text:p>
      <text:p text:style-name="P41"><text:span text:style-name="T203"><text:s text:c="4"/>1.3. Memory layout</text:span><text:span text:style-name="T204"/><text:span text:style-name="T205"/></text:p>
      <text:p text:style-name="P42"><text:span text:style-name="T206"><text:s text:c="6"/>1.3.1. Default memory registers</text:span><text:span text:style-name="T207"/><text:span text:style-name="T208"/></text:p>
      <text:p text:style-name="P43"><text:span text:style-name="T209"><text:s text:c="4"/>1.4. Memory addressing types</text:span><text:span text:style-name="T210"/><text:span text:style-name="T211"/></text:p>
      <text:p text:style-name="P44"><text:span text:style-name="T212"><text:s text:c="4"/>1.5. Halt and reboot</text:span><text:span text:style-name="T213"/><text:span text:style-name="T214"/></text:p>
      <text:p text:style-name="P45"><text:span text:style-name="T215"><text:s text:c="2"/>2.</text:span><text:span text:style-name="T216"/><text:span text:style-name="T217"/></text:p>
      <text:p text:style-name="P46"><text:span text:style-name="T218"><text:s text:c="2"/>3. Instruction set lookup table</text:span><text:span text:style-name="T219"/><text:span text:style-name="T220"/></text:p>
      <text:p text:style-name="P47"><text:span text:style-name="T221"><text:s text:c="2"/>4. Footnotes</text:span><text:span text:style-name="T222"/><text:span text:style-name="T223"/></text:p>
      <text:p text:style-name="P48"><text:span text:style-name="T224"/><text:span text:style-name="T225"/><text:span text:style-name="T226"/></text:p>
      <text:p text:style-name="P49"><text:span text:style-name="T227">1. Basics</text:span><text:span text:style-name="T228"/><text:span text:style-name="T229"/></text:p>
      <text:p text:style-name="P50"><text:span text:style-name="T230"><text:s text:c="2"/>1.1. About Govno Core 16</text:span><text:span text:style-name="T231"/><text:span text:style-name="T232"/></text:p>
      <text:p text:style-name="P51"><text:span text:style-name="T233"/><text:span text:style-name="T234"><text:s text:c="4"/>Govno Core 16 is a 16-bit single-thread processor, that can be emulated using the CGovnOS emulator.</text:span><text:span text:style-name="T235"/><text:span text:style-name="T236"/></text:p>
      <text:p text:style-name="P52"><text:span text:style-name="T237"><text:s text:c="2"/>1.2. Register layout</text:span><text:span text:style-name="T238"/><text:span text:style-name="T239"/></text:p>
      <text:p text:style-name="P53"><text:span text:style-name="T240"><text:s text:c="4"/>Govno Core 16 has only 3 registers. SP, CS and PC. SP is a stack pointer, so it points to the highest stack value</text:span><text:span text:style-name="T241">[1]</text:span><text:span text:style-name="T242">. CS is unused by the instructions, so you can use it as a Base Pointer for function scopes (like BP in Intel Processors). PC is a program counter, it points to the instruction currently executing.</text:span><text:span text:style-name="T243"/><text:span text:style-name="T244"/></text:p>
      <text:p text:style-name="P54"><text:span text:style-name="T245"><text:s text:c="2"/>1.3. Memory layout</text:span><text:span text:style-name="T246"/><text:span text:style-name="T247"/></text:p>
      <text:p text:style-name="P55"><text:span text:style-name="T248"><text:s text:c="4"/>Memory layout is really simple. Other processors/RAMs have sections/segments of code, such as .text, .data and .bss. Govno Core 16 doesn’t have these, only one section containing the whole RAM.</text:span><text:span text:style-name="T249"/><text:span text:style-name="T250"/></text:p>
      <text:p text:style-name="P56"><text:span text:style-name="T251"><text:s text:c="4"/>1.3.1. Default memory registers</text:span><text:span text:style-name="T252"/><text:span text:style-name="T253"/></text:p>
      <text:p text:style-name="P57"><text:span text:style-name="T254"><text:s text:c="6"/>SP and CS are set to %FFFF by default, and PC is set to %0000 when reset.</text:span><text:span text:style-name="T255"/><text:span text:style-name="T256"/></text:p>
      <text:p text:style-name="P58"><text:span text:style-name="T257"/><text:span text:style-name="T258"/><text:span text:style-name="T259"/></text:p>
      <text:p text:style-name="P59"><text:span text:style-name="T260">3.<text:s text:c="2"/>Instruction set lookup table</text:span><text:span text:style-name="T261"/><text:span text:style-name="T262"/></text:p>
      <text:p text:style-name="P60"><text:span text:style-name="T263"><text:s text:c="3"/>00<text:s text:c="4"/>01</text:span><text:span text:style-name="T264"><text:s text:c="4"/></text:span><text:span text:style-name="T265">02</text:span><text:span text:style-name="T266"><text:s text:c="4"/></text:span><text:span text:style-name="T267">03</text:span><text:span text:style-name="T268"><text:s text:c="4"/></text:span><text:span text:style-name="T269">04</text:span><text:span text:style-name="T270"><text:s text:c="4"/></text:span><text:span text:style-name="T271">05</text:span><text:span text:style-name="T272"><text:s text:c="4"/></text:span><text:span text:style-name="T273">06</text:span><text:span text:style-name="T274"><text:s text:c="4"/></text:span><text:span text:style-name="T275">07</text:span><text:span text:style-name="T276"><text:s text:c="4"/></text:span><text:span text:style-name="T277">08</text:span><text:span text:style-name="T278"><text:s text:c="4"/></text:span><text:span text:style-name="T279">09</text:span><text:span text:style-name="T280"><text:s text:c="4"/></text:span><text:span text:style-name="T281">0A</text:span><text:span text:style-name="T282"><text:s text:c="4"/></text:span><text:span text:style-name="T283">0B</text:span><text:span text:style-name="T284"><text:s text:c="4"/></text:span><text:span text:style-name="T285">0C</text:span><text:span text:style-name="T286"><text:s text:c="4"/></text:span><text:span text:style-name="T287">0D</text:span><text:span text:style-name="T288"><text:s text:c="4"/></text:span><text:span text:style-name="T289">0E</text:span><text:span text:style-name="T290"><text:s text:c="4"/></text:span><text:span text:style-name="T291">0F</text:span><text:span text:style-name="T292"/><text:span text:style-name="T293"/></text:p>
      <text:p text:style-name="P61"><text:span text:style-name="T294">00 NOP<text:s text:c="3"/>CPUID CSP<text:s text:c="3"/>SHL<text:s text:c="3"/>SHR<text:s text:c="3"/>MOD<text:s text:c="3"/>CALL<text:s text:c="2"/>JMP<text:s text:c="3"/>JMI<text:s text:c="3"/>RET</text:span><text:span text:style-name="T295"/><text:span text:style-name="T296"/></text:p>
      <text:p text:style-name="P62"><text:span text:style-name="T297">10 RDDW<text:s text:c="2"/>CMP<text:s text:c="3"/>CMIM<text:s text:c="2"/>AND<text:s text:c="3"/>OR<text:s text:c="4"/>XOR<text:s text:c="3"/>NAND<text:s text:c="2"/>NOR<text:s text:c="3"/>NOT<text:s text:c="3"/>PUSH<text:s text:c="2"/>POP<text:s text:c="3"/>DUP<text:s text:c="3"/>SWAP<text:s text:c="2"/>ADD<text:s text:c="3"/>SUB<text:s text:c="3"/>MUL</text:span><text:span text:style-name="T298"/><text:span text:style-name="T299"/></text:p>
      <text:p text:style-name="P63"><text:span text:style-name="T300">20 RDDB<text:s text:c="2"/>REAB<text:s text:c="2"/>REAW<text:s text:c="2"/>INT<text:s text:c="3"/>DIV<text:s text:c="3"/>RDDWR</text:span><text:span text:style-name="T301"/><text:span text:style-name="T302"/></text:p>
      <text:p text:style-name="P64"><text:span text:style-name="T303">30<text:s text:c="31"/>LODB<text:s text:c="2"/>LODW</text:span><text:span text:style-name="T304"/><text:span text:style-name="T305"/></text:p>
      <text:p text:style-name="P65"><text:span text:style-name="T306">40<text:s text:c="61"/>LSP<text:s text:c="3"/>LCS<text:s text:c="3"/>SSP<text:s text:c="3"/>SCS<text:s text:c="3"/>SPC</text:span><text:span text:style-name="T307"/><text:span text:style-name="T308"/></text:p>
      <text:p text:style-name="P66"><text:span text:style-name="T309">50</text:span><text:span text:style-name="T310"/><text:span text:style-name="T311"/></text:p>
      <text:p text:style-name="P67"><text:span text:style-name="T312">60</text:span><text:span text:style-name="T313"/><text:span text:style-name="T314"/></text:p>
      <text:p text:style-name="P68"><text:span text:style-name="T315">70</text:span><text:span text:style-name="T316"/><text:span text:style-name="T317"/></text:p>
      <text:p text:style-name="P69"><text:span text:style-name="T318">80</text:span><text:span text:style-name="T319"/><text:span text:style-name="T320"/></text:p>
      <text:p text:style-name="P70"><text:span text:style-name="T321">90</text:span><text:span text:style-name="T322"/><text:span text:style-name="T323"/></text:p>
      <text:p text:style-name="P71"><text:span text:style-name="T324">A0<text:s text:c="55"/>$SPC<text:s text:c="2"/>$GFS</text:span><text:span text:style-name="T325"/><text:span text:style-name="T326"/></text:p>
      <text:p text:style-name="P72"><text:span text:style-name="T327">B0</text:span><text:span text:style-name="T328"/><text:span text:style-name="T329"/></text:p>
      <text:p text:style-name="P73"><text:span text:style-name="T330">C0</text:span><text:span text:style-name="T331"/><text:span text:style-name="T332"/></text:p>
      <text:p text:style-name="P74"><text:span text:style-name="T333">D0</text:span><text:span text:style-name="T334"/><text:span text:style-name="T335"/></text:p>
      <text:p text:style-name="P75"><text:span text:style-name="T336">E0</text:span><text:span text:style-name="T337"/><text:span text:style-name="T338"/></text:p>
      <text:p text:style-name="P76"><text:span text:style-name="T339">F0</text:span><text:span text:style-name="T340"/><text:span text:style-name="T341"/></text:p>
      <text:p text:style-name="P77"><text:span text:style-name="T342"/><text:span text:style-name="T343"/></text:p>
      <text:p text:style-name="P78"><text:span text:style-name="T344">%0A9 – $SPC – Special VM codes</text:span><text:span text:style-name="T345"/><text:span text:style-name="T346"/></text:p>
      <text:p text:style-name="P79"><text:span text:style-name="T347"><text:s text:c="2"/>%0A9 %55 – Halt</text:span><text:span text:style-name="T348"/><text:span text:style-name="T349"/></text:p>
      <text:p text:style-name="P80"><text:span text:style-name="T350"><text:s text:c="2"/>%0A9 %56 – Reboot</text:span><text:span text:style-name="T351"/><text:span text:style-name="T352"/></text:p>
      <text:p text:style-name="P81"><text:span text:style-name="T353"/><text:span text:style-name="T354"/><text:span text:style-name="T355"/></text:p>
      <text:p text:style-name="P82"><text:span text:style-name="T356">%0AA – $GFS – GovnFS codes</text:span><text:span text:style-name="T357"/><text:span text:style-name="T358"/></text:p>
      <text:p text:style-name="P83"><text:span text:style-name="T359"><text:s text:c="2"/>%0AA %01 – Directory group</text:span><text:span text:style-name="T360"/><text:span text:style-name="T361"/></text:p>
      <text:p text:style-name="P84"><text:span text:style-name="T362"><text:s text:c="2"/>%0AA %02 – File group</text:span><text:span text:style-name="T363"/><text:span text:style-name="T364"/></text:p>
      <text:p text:style-name="P85"><text:span text:style-name="T365"><text:s text:c="2"/>%0AA %03 – Divide group</text:span><text:span text:style-name="T366"/><text:span text:style-name="T367"/></text:p>
      <text:p text:style-name="P86"><text:span text:style-name="T368"><text:s text:c="2"/>%0AA %10 – End of disk</text:span><text:span text:style-name="T369"/><text:span text:style-name="T370"/></text:p>
      <text:p text:style-name="P87"><text:span text:style-name="T371"/><text:span text:style-name="T372"/><text:span text:style-name="T373"/></text:p>
      <text:p text:style-name="P88"><text:span text:style-name="T374">4.<text:s text:c="2"/>Footnotes</text:span><text:span text:style-name="T375"/><text:span text:style-name="T376"/></text:p>
      <text:p text:style-name="P89"><text:span text:style-name="T377"><text:s text:c="2"/>[1] – (Highest stack value - 1). So if the highest stack value is at %0FFF0, SP would point to %0FFEF.</text:span><text:span text:style-name="T378"/><text:span text:style-name="T379"/></text:p>
      <text:p text:style-name="P90"><text:span text:style-name="T380"/><text:span text:style-name="T381"/><text:span text:style-name="T38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36">
      <style:paragraph-properties/>
      <style:text-properties fo:font-size="10pt"/>
    </style:style>
    <style:style style:display-name="DStyle_text" style:family="text" style:name="637">
      <style:paragraph-properties/>
    </style:style>
    <style:style style:parent-style-name="636" style:display-name="DStyle_paragraph" style:family="paragraph" style:name="638">
      <style:paragraph-properties/>
      <style:text-properties fo:font-size="10pt"/>
    </style:style>
    <style:style style:parent-style-name="636" style:display-name="DStyle_text" style:family="text" style:name="639">
      <style:paragraph-properties/>
    </style:style>
    <style:style style:parent-style-name="638" style:display-name="DStyle_paragraph" style:family="paragraph" style:name="640">
      <style:paragraph-properties/>
      <style:text-properties fo:font-size="10pt"/>
    </style:style>
    <style:style style:parent-style-name="636" style:display-name="DStyle_text" style:family="text" style:name="641">
      <style:paragraph-properties/>
    </style:style>
    <style:style style:class="default" style:display-name="Normal" style:family="paragraph" style:name="642">
      <style:paragraph-properties/>
      <style:text-properties/>
    </style:style>
    <style:style style:parent-style-name="642" style:display-name="Heading 1" style:family="paragraph" style:name="643">
      <style:paragraph-properties fo:margin-top="18pt" fo:margin-bottom="4pt"/>
      <style:text-properties fo:color="#0f4761" fo:font-family="Arial" style:font-family-complex="Arial" fo:font-size="20pt"/>
    </style:style>
    <style:style style:parent-style-name="642" style:display-name="Heading 2" style:family="paragraph" style:name="644">
      <style:paragraph-properties fo:margin-top="8pt" fo:margin-bottom="4pt"/>
      <style:text-properties fo:color="#0f4761" fo:font-family="Arial" style:font-family-complex="Arial" fo:font-size="16pt"/>
    </style:style>
    <style:style style:parent-style-name="642" style:display-name="Heading 3" style:family="paragraph" style:name="645">
      <style:paragraph-properties fo:margin-top="8pt" fo:margin-bottom="4pt"/>
      <style:text-properties fo:color="#0f4761" fo:font-family="Arial" style:font-family-complex="Arial" fo:font-size="14pt"/>
    </style:style>
    <style:style style:parent-style-name="642" style:display-name="Heading 4" style:family="paragraph" style:name="646">
      <style:paragraph-properties fo:margin-top="4pt" fo:margin-bottom="2pt"/>
      <style:text-properties fo:color="#0f4761" fo:font-family="Arial" style:font-family-complex="Arial" fo:font-style="italic"/>
    </style:style>
    <style:style style:parent-style-name="642" style:display-name="Heading 5" style:family="paragraph" style:name="647">
      <style:paragraph-properties fo:margin-top="4pt" fo:margin-bottom="2pt"/>
      <style:text-properties fo:color="#0f4761" fo:font-family="Arial" style:font-family-complex="Arial"/>
    </style:style>
    <style:style style:parent-style-name="642" style:display-name="Heading 6" style:family="paragraph" style:name="648">
      <style:paragraph-properties fo:margin-top="2pt" fo:margin-bottom="0pt"/>
      <style:text-properties fo:color="#595959" fo:font-family="Arial" style:font-family-complex="Arial" fo:font-style="italic"/>
    </style:style>
    <style:style style:parent-style-name="642" style:display-name="Heading 7" style:family="paragraph" style:name="649">
      <style:paragraph-properties fo:margin-top="2pt" fo:margin-bottom="0pt"/>
      <style:text-properties fo:color="#595959" fo:font-family="Arial" style:font-family-complex="Arial"/>
    </style:style>
    <style:style style:parent-style-name="642" style:display-name="Heading 8" style:family="paragraph" style:name="650">
      <style:paragraph-properties fo:margin-bottom="0pt"/>
      <style:text-properties fo:color="#272727" fo:font-family="Arial" style:font-family-complex="Arial" fo:font-style="italic"/>
    </style:style>
    <style:style style:parent-style-name="642" style:display-name="Heading 9" style:family="paragraph" style:name="651">
      <style:paragraph-properties fo:margin-bottom="0pt"/>
      <style:text-properties fo:color="#272727" fo:font-family="Arial" style:font-family-complex="Arial" fo:font-style="italic"/>
    </style:style>
    <style:style style:class="default" style:display-name="Default Paragraph Font" style:family="text" style:name="652">
      <style:paragraph-properties/>
    </style:style>
    <style:style style:parent-style-name="652" style:display-name="Heading 1 Char" style:family="text" style:name="653">
      <style:paragraph-properties/>
      <style:text-properties fo:color="#0f4761" fo:font-family="Arial" style:font-family-complex="Arial" fo:font-size="20pt"/>
    </style:style>
    <style:style style:parent-style-name="652" style:display-name="Heading 2 Char" style:family="text" style:name="654">
      <style:paragraph-properties/>
      <style:text-properties fo:color="#0f4761" fo:font-family="Arial" style:font-family-complex="Arial" fo:font-size="16pt"/>
    </style:style>
    <style:style style:parent-style-name="652" style:display-name="Heading 3 Char" style:family="text" style:name="655">
      <style:paragraph-properties/>
      <style:text-properties fo:color="#0f4761" fo:font-family="Arial" style:font-family-complex="Arial" fo:font-size="14pt"/>
    </style:style>
    <style:style style:parent-style-name="652" style:display-name="Heading 4 Char" style:family="text" style:name="656">
      <style:paragraph-properties/>
      <style:text-properties fo:color="#0f4761" fo:font-family="Arial" style:font-family-complex="Arial" fo:font-style="italic"/>
    </style:style>
    <style:style style:parent-style-name="652" style:display-name="Heading 5 Char" style:family="text" style:name="657">
      <style:paragraph-properties/>
      <style:text-properties fo:color="#0f4761" fo:font-family="Arial" style:font-family-complex="Arial"/>
    </style:style>
    <style:style style:parent-style-name="652" style:display-name="Heading 6 Char" style:family="text" style:name="658">
      <style:paragraph-properties/>
      <style:text-properties fo:color="#595959" fo:font-family="Arial" style:font-family-complex="Arial" fo:font-style="italic"/>
    </style:style>
    <style:style style:parent-style-name="652" style:display-name="Heading 7 Char" style:family="text" style:name="659">
      <style:paragraph-properties/>
      <style:text-properties fo:color="#595959" fo:font-family="Arial" style:font-family-complex="Arial"/>
    </style:style>
    <style:style style:parent-style-name="652" style:display-name="Heading 8 Char" style:family="text" style:name="660">
      <style:paragraph-properties/>
      <style:text-properties fo:color="#272727" fo:font-family="Arial" style:font-family-complex="Arial" fo:font-style="italic"/>
    </style:style>
    <style:style style:parent-style-name="652" style:display-name="Heading 9 Char" style:family="text" style:name="661">
      <style:paragraph-properties/>
      <style:text-properties fo:color="#272727" fo:font-family="Arial" style:font-family-complex="Arial" fo:font-style="italic"/>
    </style:style>
    <style:style style:parent-style-name="642" style:display-name="Title" style:family="paragraph" style:name="662">
      <style:paragraph-properties fo:line-height="100%" fo:margin-bottom="4pt"/>
      <style:text-properties fo:font-family="Arial" style:font-family-complex="Arial" fo:font-size="28pt" fo:letter-spacing="-0.5pt"/>
    </style:style>
    <style:style style:parent-style-name="652" style:display-name="Title Char" style:family="text" style:name="663">
      <style:paragraph-properties/>
      <style:text-properties fo:font-family="Arial" style:font-family-complex="Arial" fo:font-size="28pt" fo:letter-spacing="-0.5pt"/>
    </style:style>
    <style:style style:parent-style-name="642" style:display-name="Subtitle" style:family="paragraph" style:name="664">
      <style:paragraph-properties/>
      <style:text-properties fo:color="#595959" fo:font-size="14pt" fo:letter-spacing="0.75pt"/>
    </style:style>
    <style:style style:parent-style-name="652" style:display-name="Subtitle Char" style:family="text" style:name="665">
      <style:paragraph-properties/>
      <style:text-properties fo:color="#595959" fo:font-size="14pt" fo:letter-spacing="0.75pt"/>
    </style:style>
    <style:style style:parent-style-name="642" style:display-name="Quote" style:family="paragraph" style:name="666">
      <style:paragraph-properties fo:text-align="center" fo:margin-top="8pt"/>
      <style:text-properties fo:color="#404040" fo:font-style="italic"/>
    </style:style>
    <style:style style:parent-style-name="652" style:display-name="Quote Char" style:family="text" style:name="667">
      <style:paragraph-properties/>
      <style:text-properties fo:color="#404040" fo:font-style="italic"/>
    </style:style>
    <style:style style:parent-style-name="642" style:display-name="List Paragraph" style:family="paragraph" style:name="668">
      <style:paragraph-properties fo:margin-left="1.27cm" fo:margin-right="0cm" fo:text-indent="0cm"/>
    </style:style>
    <style:style style:parent-style-name="652" style:display-name="Intense Emphasis" style:family="text" style:name="669">
      <style:paragraph-properties/>
      <style:text-properties fo:color="#0f4761" fo:font-style="italic"/>
    </style:style>
    <style:style style:parent-style-name="642" style:display-name="Intense Quote" style:family="paragraph" style:name="670">
      <style:paragraph-properties fo:text-align="center" fo:margin-left="1.524cm" fo:margin-right="1.524cm" fo:text-indent="0cm" fo:margin-top="18pt" fo:margin-bottom="18pt" fo:border-top="0.01764cm solid #0F4761" fo:border-bottom="0.01764cm solid #0F4761"/>
      <style:text-properties fo:color="#0f4761" fo:font-style="italic"/>
    </style:style>
    <style:style style:parent-style-name="652" style:display-name="Intense Quote Char" style:family="text" style:name="671">
      <style:paragraph-properties/>
      <style:text-properties fo:color="#0f4761" fo:font-style="italic"/>
    </style:style>
    <style:style style:parent-style-name="652" style:display-name="Intense Reference" style:family="text" style:name="672">
      <style:paragraph-properties/>
      <style:text-properties fo:font-variant="small-caps" fo:color="#0f4761" fo:letter-spacing="0.25pt" fo:font-weight="bold"/>
    </style:style>
    <style:style style:parent-style-name="642" style:display-name="No Spacing" style:family="paragraph" style:name="673">
      <style:paragraph-properties fo:line-height="100%" fo:margin-bottom="0pt"/>
    </style:style>
    <style:style style:parent-style-name="652" style:display-name="Subtle Emphasis" style:family="text" style:name="674">
      <style:paragraph-properties/>
      <style:text-properties fo:color="#404040" fo:font-style="italic"/>
    </style:style>
    <style:style style:parent-style-name="652" style:display-name="Emphasis" style:family="text" style:name="675">
      <style:paragraph-properties/>
      <style:text-properties fo:font-style="italic"/>
    </style:style>
    <style:style style:parent-style-name="652" style:display-name="Strong" style:family="text" style:name="676">
      <style:paragraph-properties/>
      <style:text-properties fo:font-weight="bold"/>
    </style:style>
    <style:style style:parent-style-name="652" style:display-name="Subtle Reference" style:family="text" style:name="677">
      <style:paragraph-properties/>
      <style:text-properties fo:font-variant="small-caps" fo:color="#5a5a5a"/>
    </style:style>
    <style:style style:parent-style-name="652" style:display-name="Book Title" style:family="text" style:name="678">
      <style:paragraph-properties/>
      <style:text-properties fo:letter-spacing="0.25pt" fo:font-style="italic" fo:font-weight="bold"/>
    </style:style>
    <style:style style:parent-style-name="642" style:display-name="Header" style:family="paragraph" style:name="679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52" style:display-name="Header Char" style:family="text" style:name="680">
      <style:paragraph-properties/>
    </style:style>
    <style:style style:parent-style-name="642" style:display-name="Footer" style:family="paragraph" style:name="681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52" style:display-name="Footer Char" style:family="text" style:name="682">
      <style:paragraph-properties/>
    </style:style>
    <style:style style:parent-style-name="642" style:display-name="footnote text" style:family="paragraph" style:name="683">
      <style:paragraph-properties fo:line-height="100%" fo:margin-bottom="0pt"/>
      <style:text-properties fo:font-size="10pt"/>
    </style:style>
    <style:style style:parent-style-name="652" style:display-name="Footnote Text Char" style:family="text" style:name="684">
      <style:paragraph-properties/>
      <style:text-properties fo:font-size="10pt"/>
    </style:style>
    <style:style style:parent-style-name="652" style:display-name="footnote reference" style:family="text" style:name="685">
      <style:paragraph-properties/>
      <style:text-properties style:text-position="super 58%"/>
    </style:style>
    <style:style style:parent-style-name="642" style:display-name="endnote text" style:family="paragraph" style:name="686">
      <style:paragraph-properties fo:line-height="100%" fo:margin-bottom="0pt"/>
      <style:text-properties fo:font-size="10pt"/>
    </style:style>
    <style:style style:parent-style-name="652" style:display-name="Endnote Text Char" style:family="text" style:name="687">
      <style:paragraph-properties/>
      <style:text-properties fo:font-size="10pt"/>
    </style:style>
    <style:style style:parent-style-name="652" style:display-name="endnote reference" style:family="text" style:name="688">
      <style:paragraph-properties/>
      <style:text-properties style:text-position="super 58%"/>
    </style:style>
    <style:style style:parent-style-name="652" style:display-name="Hyperlink" style:family="text" style:name="689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642" style:display-name="Internet link" style:family="text" style:name="690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42" style:display-name="Internet link" style:family="text" style:name="691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42" style:display-name="Internet link" style:family="text" style:name="692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52" style:display-name="FollowedHyperlink" style:family="text" style:name="693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642" style:display-name="TOC Heading" style:family="paragraph" style:name="694">
      <style:paragraph-properties/>
    </style:style>
    <style:style style:parent-style-name="642" style:display-name="table of figures" style:family="paragraph" style:name="695">
      <style:paragraph-properties fo:margin-bottom="0pt"/>
    </style:style>
    <style:style style:parent-style-name="642" style:display-name="DStyle_paragraph" style:family="paragraph" style:name="696">
      <style:paragraph-properties/>
      <style:text-properties fo:color="#000000" fo:font-family="Times New Roman" style:font-family-complex="Times New Roman" fo:font-size="12pt" fo:language="en" fo:country="US"/>
    </style:style>
    <style:style style:parent-style-name="696" style:display-name="Standard" style:family="paragraph" style:name="697">
      <style:paragraph-properties/>
      <style:text-properties/>
    </style:style>
    <style:style style:parent-style-name="697" style:display-name="Heading" style:family="paragraph" style:name="698">
      <style:paragraph-properties fo:margin-top="12pt" fo:margin-bottom="6pt"/>
      <style:text-properties fo:font-family="Arial" style:font-family-complex="Arial" fo:font-size="14pt"/>
    </style:style>
    <style:style style:parent-style-name="697" style:display-name="Text body" style:family="paragraph" style:name="699">
      <style:paragraph-properties fo:margin-top="0pt" fo:margin-bottom="6pt"/>
    </style:style>
    <style:style style:parent-style-name="699" style:display-name="List" style:family="paragraph" style:name="700">
      <style:paragraph-properties/>
    </style:style>
    <style:style style:parent-style-name="697" style:display-name="Caption" style:family="paragraph" style:name="701">
      <style:paragraph-properties fo:margin-top="6pt" fo:margin-bottom="6pt"/>
      <style:text-properties fo:font-size="12pt" fo:font-style="italic"/>
    </style:style>
    <style:style style:parent-style-name="697" style:display-name="Index" style:family="paragraph" style:name="702">
      <style:paragraph-properties/>
    </style:style>
    <style:style style:parent-style-name="697" style:display-name="Preformatted Text" style:family="paragraph" style:name="703">
      <style:paragraph-properties fo:margin-top="0pt" fo:margin-bottom="0pt"/>
      <style:text-properties fo:font-family="Noto Sans Mono" style:font-family-complex="Noto Sans Mono" fo:font-size="10pt"/>
    </style:style>
    <style:style style:parent-style-name="642" style:display-name="T1" style:family="text" style:name="704">
      <style:paragraph-properties/>
    </style:style>
    <style:style style:parent-style-name="642" style:display-name="T2" style:family="text" style:name="705">
      <style:paragraph-properties/>
    </style:style>
    <style:style style:parent-style-name="642" style:display-name="T3" style:family="text" style:name="706">
      <style:paragraph-properties/>
    </style:style>
    <style:style style:parent-style-name="642" style:display-name="T4" style:family="text" style:name="707">
      <style:paragraph-properties/>
    </style:style>
    <style:style style:parent-style-name="642" style:display-name="T5" style:family="text" style:name="708">
      <style:paragraph-properties/>
    </style:style>
    <style:style style:parent-style-name="642" style:display-name="T6" style:family="text" style:name="709">
      <style:paragraph-properties/>
    </style:style>
    <style:style style:parent-style-name="642" style:display-name="T7" style:family="text" style:name="710">
      <style:paragraph-properties/>
    </style:style>
    <style:style style:parent-style-name="642" style:display-name="T8" style:family="text" style:name="711">
      <style:paragraph-properties/>
    </style:style>
    <style:style style:parent-style-name="642" style:display-name="T9" style:family="text" style:name="712">
      <style:paragraph-properties/>
    </style:style>
    <style:style style:parent-style-name="642" style:display-name="T10" style:family="text" style:name="713">
      <style:paragraph-properties/>
    </style:style>
    <style:style style:parent-style-name="642" style:display-name="T11" style:family="text" style:name="714">
      <style:paragraph-properties/>
    </style:style>
    <style:style style:parent-style-name="642" style:display-name="T12" style:family="text" style:name="715">
      <style:paragraph-properties/>
    </style:style>
    <style:style style:parent-style-name="642" style:display-name="T13" style:family="text" style:name="716">
      <style:paragraph-properties/>
    </style:style>
    <style:style style:parent-style-name="642" style:display-name="T14" style:family="text" style:name="717">
      <style:paragraph-properties/>
    </style:style>
    <style:style style:parent-style-name="642" style:display-name="T15" style:family="text" style:name="718">
      <style:paragraph-properties/>
    </style:style>
    <style:style style:parent-style-name="642" style:display-name="T16" style:family="text" style:name="719">
      <style:paragraph-properties/>
    </style:style>
    <style:style style:parent-style-name="642" style:display-name="T17" style:family="text" style:name="720">
      <style:paragraph-properties/>
    </style:style>
    <style:style style:parent-style-name="642" style:display-name="T18" style:family="text" style:name="721">
      <style:paragraph-properties/>
    </style:style>
    <style:style style:parent-style-name="642" style:display-name="T19" style:family="text" style:name="722">
      <style:paragraph-properties/>
    </style:style>
    <style:style style:parent-style-name="642" style:display-name="T20" style:family="text" style:name="723">
      <style:paragraph-properties/>
    </style:style>
    <style:style style:parent-style-name="642" style:display-name="T21" style:family="text" style:name="724">
      <style:paragraph-properties/>
    </style:style>
    <style:style style:parent-style-name="642" style:display-name="T22" style:family="text" style:name="725">
      <style:paragraph-properties/>
    </style:style>
    <style:style style:parent-style-name="642" style:display-name="T23" style:family="text" style:name="726">
      <style:paragraph-properties/>
    </style:style>
    <style:style style:parent-style-name="642" style:display-name="T24" style:family="text" style:name="727">
      <style:paragraph-properties/>
    </style:style>
    <style:style style:parent-style-name="642" style:display-name="T25" style:family="text" style:name="728">
      <style:paragraph-properties/>
    </style:style>
    <style:style style:parent-style-name="642" style:display-name="T26" style:family="text" style:name="729">
      <style:paragraph-properties/>
    </style:style>
    <style:style style:parent-style-name="642" style:display-name="T27" style:family="text" style:name="730">
      <style:paragraph-properties/>
    </style:style>
    <style:style style:parent-style-name="642" style:display-name="T28" style:family="text" style:name="731">
      <style:paragraph-properties/>
    </style:style>
    <style:style style:parent-style-name="642" style:display-name="T29" style:family="text" style:name="732">
      <style:paragraph-properties/>
    </style:style>
    <style:style style:parent-style-name="642" style:display-name="T30" style:family="text" style:name="733">
      <style:paragraph-properties/>
    </style:style>
    <style:style style:parent-style-name="642" style:display-name="T31" style:family="text" style:name="734">
      <style:paragraph-properties/>
    </style:style>
    <style:style style:parent-style-name="642" style:display-name="T32" style:family="text" style:name="735">
      <style:paragraph-properties/>
    </style:style>
    <style:style style:parent-style-name="642" style:display-name="T33" style:family="text" style:name="736">
      <style:paragraph-properties/>
    </style:style>
    <style:style style:parent-style-name="642" style:display-name="T34" style:family="text" style:name="737">
      <style:paragraph-properties/>
    </style:style>
    <style:style style:parent-style-name="642" style:display-name="T35" style:family="text" style:name="738">
      <style:paragraph-properties/>
    </style:style>
    <style:style style:parent-style-name="642" style:display-name="T36" style:family="text" style:name="739">
      <style:paragraph-properties/>
    </style:style>
    <style:style style:parent-style-name="642" style:display-name="T1" style:family="text" style:name="740">
      <style:paragraph-properties/>
    </style:style>
    <style:style style:parent-style-name="642" style:display-name="T2" style:family="text" style:name="741">
      <style:paragraph-properties/>
    </style:style>
    <style:style style:parent-style-name="642" style:display-name="T3" style:family="text" style:name="742">
      <style:paragraph-properties/>
    </style:style>
    <style:style style:parent-style-name="642" style:display-name="T4" style:family="text" style:name="743">
      <style:paragraph-properties/>
    </style:style>
    <style:style style:parent-style-name="642" style:display-name="T5" style:family="text" style:name="744">
      <style:paragraph-properties/>
    </style:style>
    <style:style style:parent-style-name="642" style:display-name="T6" style:family="text" style:name="745">
      <style:paragraph-properties/>
    </style:style>
    <style:style style:parent-style-name="642" style:display-name="T7" style:family="text" style:name="746">
      <style:paragraph-properties/>
    </style:style>
    <style:style style:parent-style-name="642" style:display-name="T8" style:family="text" style:name="747">
      <style:paragraph-properties/>
    </style:style>
    <style:style style:parent-style-name="642" style:display-name="T9" style:family="text" style:name="748">
      <style:paragraph-properties/>
    </style:style>
    <style:style style:parent-style-name="642" style:display-name="T10" style:family="text" style:name="749">
      <style:paragraph-properties/>
    </style:style>
    <style:style style:parent-style-name="642" style:display-name="T11" style:family="text" style:name="750">
      <style:paragraph-properties/>
    </style:style>
    <style:style style:parent-style-name="642" style:display-name="T12" style:family="text" style:name="751">
      <style:paragraph-properties/>
    </style:style>
    <style:style style:parent-style-name="642" style:display-name="T13" style:family="text" style:name="752">
      <style:paragraph-properties/>
    </style:style>
    <style:style style:parent-style-name="642" style:display-name="T14" style:family="text" style:name="753">
      <style:paragraph-properties/>
    </style:style>
    <style:style style:parent-style-name="642" style:display-name="T15" style:family="text" style:name="754">
      <style:paragraph-properties/>
    </style:style>
    <style:style style:parent-style-name="642" style:display-name="T16" style:family="text" style:name="755">
      <style:paragraph-properties/>
    </style:style>
    <style:style style:parent-style-name="642" style:display-name="T17" style:family="text" style:name="756">
      <style:paragraph-properties/>
    </style:style>
    <style:style style:parent-style-name="642" style:display-name="T18" style:family="text" style:name="757">
      <style:paragraph-properties/>
    </style:style>
    <style:style style:parent-style-name="642" style:display-name="T19" style:family="text" style:name="758">
      <style:paragraph-properties/>
    </style:style>
    <style:style style:parent-style-name="642" style:display-name="T20" style:family="text" style:name="759">
      <style:paragraph-properties/>
    </style:style>
    <style:style style:parent-style-name="642" style:display-name="T21" style:family="text" style:name="760">
      <style:paragraph-properties/>
    </style:style>
    <style:style style:parent-style-name="642" style:display-name="T22" style:family="text" style:name="761">
      <style:paragraph-properties/>
    </style:style>
    <style:style style:parent-style-name="642" style:display-name="T23" style:family="text" style:name="762">
      <style:paragraph-properties/>
    </style:style>
    <style:style style:parent-style-name="642" style:display-name="T24" style:family="text" style:name="763">
      <style:paragraph-properties/>
    </style:style>
    <style:style style:parent-style-name="642" style:display-name="T25" style:family="text" style:name="764">
      <style:paragraph-properties/>
    </style:style>
    <style:style style:parent-style-name="642" style:display-name="T26" style:family="text" style:name="765">
      <style:paragraph-properties/>
    </style:style>
    <style:style style:parent-style-name="642" style:display-name="T27" style:family="text" style:name="766">
      <style:paragraph-properties/>
    </style:style>
    <style:style style:parent-style-name="642" style:display-name="T28" style:family="text" style:name="767">
      <style:paragraph-properties/>
    </style:style>
    <style:style style:parent-style-name="642" style:display-name="T29" style:family="text" style:name="768">
      <style:paragraph-properties/>
    </style:style>
    <style:style style:parent-style-name="642" style:display-name="T30" style:family="text" style:name="769">
      <style:paragraph-properties/>
    </style:style>
    <style:style style:parent-style-name="642" style:display-name="T31" style:family="text" style:name="770">
      <style:paragraph-properties/>
    </style:style>
    <style:style style:parent-style-name="642" style:display-name="T32" style:family="text" style:name="771">
      <style:paragraph-properties/>
    </style:style>
    <style:style style:parent-style-name="642" style:display-name="T33" style:family="text" style:name="772">
      <style:paragraph-properties/>
    </style:style>
    <style:style style:parent-style-name="642" style:display-name="T34" style:family="text" style:name="773">
      <style:paragraph-properties/>
    </style:style>
    <style:style style:parent-style-name="642" style:display-name="T35" style:family="text" style:name="774">
      <style:paragraph-properties/>
    </style:style>
    <style:style style:parent-style-name="642" style:display-name="T36" style:family="text" style:name="775">
      <style:paragraph-properties/>
    </style:style>
    <style:style style:parent-style-name="642" style:display-name="T1" style:family="text" style:name="776">
      <style:paragraph-properties/>
    </style:style>
    <style:style style:parent-style-name="642" style:display-name="T2" style:family="text" style:name="777">
      <style:paragraph-properties/>
    </style:style>
    <style:style style:parent-style-name="642" style:display-name="T3" style:family="text" style:name="778">
      <style:paragraph-properties/>
    </style:style>
    <style:style style:parent-style-name="642" style:display-name="T4" style:family="text" style:name="779">
      <style:paragraph-properties/>
    </style:style>
    <style:style style:parent-style-name="642" style:display-name="T5" style:family="text" style:name="780">
      <style:paragraph-properties/>
    </style:style>
    <style:style style:parent-style-name="642" style:display-name="T6" style:family="text" style:name="781">
      <style:paragraph-properties/>
    </style:style>
    <style:style style:parent-style-name="642" style:display-name="T7" style:family="text" style:name="782">
      <style:paragraph-properties/>
    </style:style>
    <style:style style:parent-style-name="642" style:display-name="T8" style:family="text" style:name="783">
      <style:paragraph-properties/>
    </style:style>
    <style:style style:parent-style-name="642" style:display-name="T9" style:family="text" style:name="784">
      <style:paragraph-properties/>
    </style:style>
    <style:style style:parent-style-name="642" style:display-name="T10" style:family="text" style:name="785">
      <style:paragraph-properties/>
    </style:style>
    <style:style style:parent-style-name="642" style:display-name="T11" style:family="text" style:name="786">
      <style:paragraph-properties/>
    </style:style>
    <style:style style:parent-style-name="642" style:display-name="T12" style:family="text" style:name="787">
      <style:paragraph-properties/>
    </style:style>
    <style:style style:parent-style-name="642" style:display-name="T13" style:family="text" style:name="788">
      <style:paragraph-properties/>
    </style:style>
    <style:style style:parent-style-name="642" style:display-name="T14" style:family="text" style:name="789">
      <style:paragraph-properties/>
    </style:style>
    <style:style style:parent-style-name="642" style:display-name="T15" style:family="text" style:name="790">
      <style:paragraph-properties/>
    </style:style>
    <style:style style:parent-style-name="642" style:display-name="T16" style:family="text" style:name="791">
      <style:paragraph-properties/>
    </style:style>
    <style:style style:parent-style-name="642" style:display-name="T17" style:family="text" style:name="792">
      <style:paragraph-properties/>
    </style:style>
    <style:style style:parent-style-name="642" style:display-name="T18" style:family="text" style:name="793">
      <style:paragraph-properties/>
    </style:style>
    <style:style style:parent-style-name="642" style:display-name="T19" style:family="text" style:name="794">
      <style:paragraph-properties/>
    </style:style>
    <style:style style:parent-style-name="642" style:display-name="T20" style:family="text" style:name="795">
      <style:paragraph-properties/>
    </style:style>
    <style:style style:parent-style-name="642" style:display-name="T21" style:family="text" style:name="796">
      <style:paragraph-properties/>
    </style:style>
    <style:style style:parent-style-name="642" style:display-name="T22" style:family="text" style:name="797">
      <style:paragraph-properties/>
    </style:style>
    <style:style style:parent-style-name="642" style:display-name="T23" style:family="text" style:name="798">
      <style:paragraph-properties/>
    </style:style>
    <style:style style:parent-style-name="642" style:display-name="T24" style:family="text" style:name="799">
      <style:paragraph-properties/>
    </style:style>
    <style:style style:parent-style-name="642" style:display-name="T25" style:family="text" style:name="800">
      <style:paragraph-properties/>
    </style:style>
    <style:style style:parent-style-name="642" style:display-name="T26" style:family="text" style:name="801">
      <style:paragraph-properties/>
    </style:style>
    <style:style style:parent-style-name="642" style:display-name="T27" style:family="text" style:name="802">
      <style:paragraph-properties/>
    </style:style>
    <style:style style:parent-style-name="642" style:display-name="T28" style:family="text" style:name="803">
      <style:paragraph-properties/>
    </style:style>
    <style:style style:parent-style-name="642" style:display-name="T29" style:family="text" style:name="804">
      <style:paragraph-properties/>
    </style:style>
    <style:style style:parent-style-name="642" style:display-name="T30" style:family="text" style:name="805">
      <style:paragraph-properties/>
    </style:style>
    <style:style style:parent-style-name="642" style:display-name="T31" style:family="text" style:name="806">
      <style:paragraph-properties/>
    </style:style>
    <style:style style:parent-style-name="642" style:display-name="T32" style:family="text" style:name="807">
      <style:paragraph-properties/>
    </style:style>
    <style:style style:parent-style-name="642" style:display-name="T33" style:family="text" style:name="808">
      <style:paragraph-properties/>
    </style:style>
    <style:style style:parent-style-name="642" style:display-name="T34" style:family="text" style:name="809">
      <style:paragraph-properties/>
    </style:style>
    <style:style style:parent-style-name="642" style:display-name="T35" style:family="text" style:name="810">
      <style:paragraph-properties/>
    </style:style>
    <style:style style:parent-style-name="642" style:display-name="T36" style:family="text" style:name="811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/>
    </style:style>
    <style:style style:family="text" style:name="T20">
      <style:text-properties/>
    </style:style>
    <style:style style:family="text" style:name="T21">
      <style:text-properties/>
    </style:style>
    <style:style style:family="text" style:name="T22">
      <style:text-properties/>
    </style:style>
    <style:style style:family="text" style:name="T23">
      <style:text-properties/>
    </style:style>
    <style:style style:family="text" style:name="T24">
      <style:text-properties/>
    </style:style>
    <style:style style:family="text" style:name="T25">
      <style:text-properties/>
    </style:style>
    <style:style style:family="text" style:name="T26">
      <style:text-properties/>
    </style:style>
    <style:style style:family="text" style:name="T27">
      <style:text-properties/>
    </style:style>
    <style:style style:family="text" style:name="T28">
      <style:text-properties/>
    </style:style>
    <style:style style:family="text" style:name="T29">
      <style:text-properties/>
    </style:style>
    <style:style style:family="text" style:name="T30">
      <style:text-properties/>
    </style:style>
    <style:style style:family="text" style:name="T31">
      <style:text-properties/>
    </style:style>
    <style:style style:family="text" style:name="T32">
      <style:text-properties/>
    </style:style>
    <style:style style:family="text" style:name="T33">
      <style:text-properties/>
    </style:style>
    <style:style style:family="text" style:name="T34">
      <style:text-properties/>
    </style:style>
    <style:style style:family="text" style:name="T35">
      <style:text-properties/>
    </style:style>
    <style:style style:family="text" style:name="T36">
      <style:text-properties/>
    </style:style>
    <text:list-style style:name="WWNum1">
      <text:list-level-style-bullet text:level="1" text:style-name="T1" text:bullet-char="•   ">
        <style:list-level-properties text:list-level-position-and-space-mode="label-alignment">
          <style:list-level-label-alignment fo:text-indent="-0.762cm" fo:margin-left="0.762cm"/>
        </style:list-level-properties>
        <style:text-properties/>
      </text:list-level-style-bullet>
      <text:list-level-style-bullet text:level="2" text:style-name="T2" text:bullet-char="•   ">
        <style:list-level-properties text:list-level-position-and-space-mode="label-alignment">
          <style:list-level-label-alignment fo:text-indent="-1.016cm" fo:margin-left="1.016cm"/>
        </style:list-level-properties>
        <style:text-properties/>
      </text:list-level-style-bullet>
      <text:list-level-style-bullet text:level="3" text:style-name="T3" text:bullet-char="•   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bullet>
      <text:list-level-style-bullet text:level="4" text:style-name="T4" text:bullet-char="•   ">
        <style:list-level-properties text:list-level-position-and-space-mode="label-alignment">
          <style:list-level-label-alignment fo:text-indent="-1.524cm" fo:margin-left="1.524cm"/>
        </style:list-level-properties>
        <style:text-properties/>
      </text:list-level-style-bullet>
      <text:list-level-style-bullet text:level="5" text:style-name="T5" text:bullet-char="•   ">
        <style:list-level-properties text:list-level-position-and-space-mode="label-alignment">
          <style:list-level-label-alignment fo:text-indent="-1.778cm" fo:margin-left="1.778cm"/>
        </style:list-level-properties>
        <style:text-properties/>
      </text:list-level-style-bullet>
      <text:list-level-style-bullet text:level="6" text:style-name="T6" text:bullet-char="•   ">
        <style:list-level-properties text:list-level-position-and-space-mode="label-alignment">
          <style:list-level-label-alignment fo:text-indent="-2.032cm" fo:margin-left="2.032cm"/>
        </style:list-level-properties>
        <style:text-properties/>
      </text:list-level-style-bullet>
      <text:list-level-style-bullet text:level="7" text:style-name="T7" text:bullet-char="•   ">
        <style:list-level-properties text:list-level-position-and-space-mode="label-alignment">
          <style:list-level-label-alignment fo:text-indent="-2.286cm" fo:margin-left="2.286cm"/>
        </style:list-level-properties>
        <style:text-properties/>
      </text:list-level-style-bullet>
      <text:list-level-style-bullet text:level="8" text:style-name="T8" text:bullet-char="•   ">
        <style:list-level-properties text:list-level-position-and-space-mode="label-alignment">
          <style:list-level-label-alignment fo:text-indent="-2.54cm" fo:margin-left="2.54cm"/>
        </style:list-level-properties>
        <style:text-properties/>
      </text:list-level-style-bullet>
      <text:list-level-style-bullet text:level="9" text:style-name="T9" text:bullet-char="•   ">
        <style:list-level-properties text:list-level-position-and-space-mode="label-alignment">
          <style:list-level-label-alignment fo:text-indent="-2.794cm" fo:margin-left="2.794cm"/>
        </style:list-level-properties>
        <style:text-properties/>
      </text:list-level-style-bullet>
    </text:list-style>
    <text:list-style style:name="WWNum2">
      <text:list-level-style-number text:level="1" text:style-name="T10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11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12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13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14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15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16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17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18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3">
      <text:list-level-style-number text:level="1" text:style-name="T19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20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21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22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23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24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25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26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27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4">
      <text:list-level-style-number text:level="1" text:style-name="T28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29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30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31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32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33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34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35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36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</office:styles>
  <office:automatic-styles>
    <style:page-layout style:name="Mpm1">
      <style:page-layout-properties fo:page-width="21.59cm" fo:page-height="27.94cm" style:print-orientation="portrait" fo:margin-top="2cm" fo:margin-bottom="2cm" fo:margin-left="2cm" fo:margin-right="2cm"/>
    </style:page-layout>
    <style:page-layout style:name="Mpm2">
      <style:page-layout-properties fo:page-width="21.59cm" fo:page-height="27.94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1.1.27</meta:generator>
    <dc:creator>bulka aklub</dc:creator>
  </office:meta>
</office:document-meta>
</file>